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000000050C583B2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2.116cm" svg:height="2.116cm" svg:x="3.633cm" svg:y="4.384cm">
          <draw:image xlink:href="Pictures/100002010000005000000050C583B2B9.png" xlink:type="simple" xlink:show="embed" xlink:actuate="onLoad">
            <text:p text:style-name="P4"/>
          </draw:image>
        </draw:frame>
        <draw:custom-shape draw:style-name="gr2" draw:text-style-name="P2" draw:id="id2" draw:layer="layout" svg:width="6.602cm" svg:height="2.54cm" svg:x="8.368cm" svg:y="4.175cm">
          <text:p text:style-name="P2"><text:span text:style-name="T1">Apache Tomca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749cm" svg:y1="5.442cm" svg:x2="8.368cm" svg:y2="5.445cm" draw:start-shape="id1" draw:start-glue-point="1" draw:end-shape="id2" draw:end-glue-point="3">
          <text:p text:style-name="P4"/>
        </draw:connector>
        <draw:custom-shape draw:style-name="gr2" draw:text-style-name="P3" draw:layer="layout" svg:width="3.175cm" svg:height="2.54cm" svg:x="8.62cm" svg:y="8.62cm">
          <draw:glue-point draw:id="4" svg:x="3.001cm" svg:y="-2.5cm"/>
          <text:p text:style-name="P3">VHDLLab</text:p>
          <text:p text:style-name="P3">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305cm" svg:height="1.038cm" svg:x="3.54cm" svg:y="3.346cm">
          <draw:text-box>
            <text:p text:style-name="P4"><text:span text:style-name="T2">Inter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7T21:49:57</meta:creation-date>
    <dc:creator>Miro</dc:creator>
    <dc:date>2008-02-27T22:31:14</dc:date>
    <meta:editing-cycles>3</meta:editing-cycles>
    <meta:editing-duration>PT41M1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